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33cm" style:rel-column-width="10922*"/>
    </style:style>
    <style:style style:name="Tabela1.C" style:family="table-column">
      <style:table-column-properties style:column-width="2.833cm" style:rel-column-width="1092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429cm" style:rel-column-width="9361*"/>
    </style:style>
    <style:style style:name="Tabela2.B" style:family="table-column">
      <style:table-column-properties style:column-width="2.429cm" style:rel-column-width="9362*"/>
    </style:style>
    <style:style style:name="Tabela2.C" style:family="table-column">
      <style:table-column-properties style:column-width="2.429cm" style:rel-column-width="9363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G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none" fo:border-top="none" fo:border-bottom="0.05pt solid #000000"/>
    </style:style>
    <style:style style:name="Tabela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background-color="transparent"/>
    </style:style>
    <style:style style:name="P4" style:family="paragraph" style:parent-style-name="Table_20_Heading">
      <style:text-properties fo:background-color="transparent"/>
    </style:style>
    <style:style style:name="P5" style:family="paragraph" style:parent-style-name="Standard">
      <style:paragraph-properties>
        <style:tab-stops>
          <style:tab-stop style:position="2.17cm" style:type="right"/>
          <style:tab-stop style:position="2.54cm"/>
        </style:tab-stops>
      </style:paragraph-properties>
    </style:style>
    <style:style style:name="P6" style:family="paragraph" style:parent-style-name="Standard">
      <style:paragraph-properties fo:margin-left="0cm" fo:margin-right="0cm" fo:margin-top="0.3cm" fo:margin-bottom="0.101cm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margin-top="0.4cm" fo:margin-bottom="0.199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.199cm" fo:margin-bottom="0.199cm"/>
    </style:style>
    <style:style style:name="P9" style:family="paragraph" style:parent-style-name="Standard">
      <style:paragraph-properties fo:margin-top="0.199cm" fo:margin-bottom="0.199cm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.3cm" fo:margin-bottom="0.101cm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.101cm" fo:text-indent="0.767cm" style:auto-text-indent="false"/>
    </style:style>
    <style:style style:name="P12" style:family="paragraph" style:parent-style-name="Standard">
      <style:paragraph-properties fo:margin-top="0.4cm" fo:margin-bottom="0.199cm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margin-top="0cm" fo:margin-bottom="0.101cm" fo:text-indent="0cm" style:auto-text-indent="false"/>
    </style:style>
    <style:style style:name="P14" style:family="paragraph" style:parent-style-name="Standard">
      <style:paragraph-properties fo:margin-left="0cm" fo:margin-right="0cm" fo:margin-top="0cm" fo:margin-bottom="0.101cm" fo:text-indent="0.767cm" style:auto-text-indent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fo:background-color="#c0c0c0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ab/><text:span text:style-name="T1">Tytuł</text:span>:<text:tab/>Mechanizm współdzielonych obiektów oparty o rozproszoną bazę danych Cassandra</text:p>
      <text:p text:style-name="P5"><text:tab/><text:span text:style-name="T1">Autorzy</text:span>:<text:tab/>Marcin Biernacki, Filip Rachwalak</text:p>
      <text:p text:style-name="Standard"/>
      <text:p text:style-name="Standard"/>
      <text:p text:style-name="Standard"/>
      <text:p text:style-name="P9">CEL I OPIS PROJEKTU:</text:p>
      <text:p text:style-name="P11">Głównym celem projektu jest dostarczenie oprogramowania umożliwiającego zarządzanie dowolnie zdefiniowanymi obiektami w rozproszonej bazie danych przy zachowaniu jej spójności. Użytkownik implementuje klasę, której obiekty będą serializowane i zapisywane w bazie, oraz interfejs umożliwiający dokonywanie zmian w bazie.</text:p>
      <text:p text:style-name="P11"/>
      <text:p text:style-name="P11">Musisz znać ilość węzłów!!!</text:p>
      <text:p text:style-name="P12">SCHEMAT BAZ DANYCH: </text:p>
      <text:p text:style-name="P8"><text:span text:style-name="T2"><text:s text:c="7"/></text:span><text:s/>- Primary Key</text:p>
      <text:p text:style-name="P6">Tabela LogEntries:</text:p>
      <table:table table:name="Tabela1" table:style-name="Tabela1">
        <table:table-column table:style-name="Tabela1.A" table:number-columns-repeated="2"/>
        <table:table-column table:style-name="Tabela1.C"/>
        <table:table-column table:style-name="Tabela1.A"/>
        <table:table-column table:style-name="Tabela1.C" table:number-columns-repeated="2"/>
        <table:table-row>
          <table:table-cell table:style-name="Tabela1.A1" office:value-type="string">
            <text:p text:style-name="Table_20_Heading">NAZWA</text:p>
          </table:table-cell>
          <table:table-cell table:style-name="Tabela1.B1" office:value-type="string">
            <text:p text:style-name="P4">id</text:p>
          </table:table-cell>
          <table:table-cell table:style-name="Tabela1.A1" office:value-type="string">
            <text:p text:style-name="Table_20_Heading">logType</text:p>
          </table:table-cell>
          <table:table-cell table:style-name="Tabela1.A1" office:value-type="string">
            <text:p text:style-name="Table_20_Heading">authorId</text:p>
          </table:table-cell>
          <table:table-cell table:style-name="Tabela1.A1" office:value-type="string">
            <text:p text:style-name="Table_20_Heading">timeCreated</text:p>
          </table:table-cell>
          <table:table-cell table:style-name="Tabela1.F1" office:value-type="string">
            <text:p text:style-name="Table_20_Heading">targets</text:p>
          </table:table-cell>
        </table:table-row>
        <table:table-row>
          <table:table-cell table:style-name="Tabela1.A2" office:value-type="string">
            <text:p text:style-name="P2">TYP</text:p>
          </table:table-cell>
          <table:table-cell table:style-name="Tabela1.B2" office:value-type="string">
            <text:p text:style-name="P3">uuid</text:p>
          </table:table-cell>
          <table:table-cell table:style-name="Tabela1.C2" office:value-type="string">
            <text:p text:style-name="P1">text</text:p>
          </table:table-cell>
          <table:table-cell table:style-name="Tabela1.D2" office:value-type="string">
            <text:p text:style-name="P1">text</text:p>
          </table:table-cell>
          <table:table-cell table:style-name="Tabela1.E2" office:value-type="string">
            <text:p text:style-name="P1">bigint</text:p>
          </table:table-cell>
          <table:table-cell table:style-name="Tabela1.F2" office:value-type="string">
            <text:p text:style-name="P1">list&lt;uuid&gt;</text:p>
          </table:table-cell>
        </table:table-row>
      </table:table>
      <text:p text:style-name="Standard"/>
      <text:p text:style-name="Standard">Lalalala</text:p>
      <text:p text:style-name="P10">Tabela ObjectEntries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A"/>
        <table:table-column table:style-name="Tabela2.C" table:number-columns-repeated="2"/>
        <table:table-column table:style-name="Tabela2.B"/>
        <table:table-row>
          <table:table-cell table:style-name="Tabela2.A1" office:value-type="string">
            <text:p text:style-name="Table_20_Heading">NAZWA</text:p>
          </table:table-cell>
          <table:table-cell table:style-name="Tabela2.B1" office:value-type="string">
            <text:p text:style-name="Table_20_Heading">objectId</text:p>
          </table:table-cell>
          <table:table-cell table:style-name="Tabela2.A1" office:value-type="string">
            <text:p text:style-name="Table_20_Heading">objectType</text:p>
          </table:table-cell>
          <table:table-cell table:style-name="Tabela2.A1" office:value-type="string">
            <text:p text:style-name="Table_20_Heading">authorId</text:p>
          </table:table-cell>
          <table:table-cell table:style-name="Tabela2.A1" office:value-type="string">
            <text:p text:style-name="Table_20_Heading">lastUpdate</text:p>
          </table:table-cell>
          <table:table-cell table:style-name="Tabela2.A1" office:value-type="string">
            <text:p text:style-name="Table_20_Heading">version</text:p>
          </table:table-cell>
          <table:table-cell table:style-name="Tabela2.G1" office:value-type="string">
            <text:p text:style-name="Table_20_Heading">content</text:p>
          </table:table-cell>
        </table:table-row>
        <table:table-row>
          <table:table-cell table:style-name="Tabela2.A2" office:value-type="string">
            <text:p text:style-name="P2">TYP</text:p>
          </table:table-cell>
          <table:table-cell table:style-name="Tabela2.B2" office:value-type="string">
            <text:p text:style-name="P1">uuid</text:p>
          </table:table-cell>
          <table:table-cell table:style-name="Tabela2.C2" office:value-type="string">
            <text:p text:style-name="P1">text</text:p>
          </table:table-cell>
          <table:table-cell table:style-name="Tabela2.D2" office:value-type="string">
            <text:p text:style-name="P1">text</text:p>
          </table:table-cell>
          <table:table-cell table:style-name="Tabela2.E2" office:value-type="string">
            <text:p text:style-name="P1">bigint</text:p>
          </table:table-cell>
          <table:table-cell table:style-name="Tabela2.F2" office:value-type="string">
            <text:p text:style-name="P1">bigint</text:p>
          </table:table-cell>
          <table:table-cell table:style-name="Tabela2.G2" office:value-type="string">
            <text:p text:style-name="P1">text</text:p>
          </table:table-cell>
        </table:table-row>
      </table:table>
      <text:p text:style-name="P13"/>
      <text:p text:style-name="P13">Lalalala</text:p>
      <text:p text:style-name="P7">PRZYKŁADOWA IMPLEMENTACJA – POCIĄGI:</text:p>
      <text:p text:style-name="P11">W przypadku poniższego projektu obiektami tworzonymi i zarządzanymi przez użytkownika są pociągi oraz miejsca zajmowane wewnątrz nich. Użytkownik może – poprzez interfejs konsolowy – stworzyć pociąg o określonej nazwie oraz ilości miejsc, które może zajmować. Zajmowanie miejsc może odbyć się wprost - „chcę miejsce nr 5 dla Jana Kowalskiego”, albo „chcę pierwsze wolne miejsce dla Jana Kowalskiego”. W obydwu przypadkach zanim miejsce zostanie przydzielone, sprawdzony zostanie warunek, czy wewnątrz obiektu Train, do którego odnosi się rezerwacja to miejsce nie jest już zajęte. Jeśli jest, rejestracja nie powiedzie się.</text:p>
      <text:p text:style-name="P11">Interfejs umożliwia uruchomienie przydzielania pasażerów do wolnych miejsc w losowym odcinku czasowym.</text:p>
      <text:p text:style-name="P11"/>
      <text:p text:style-name="P11"/>
      <text:p text:style-name="P11"/>
      <text:p text:style-name="P11"/>
      <text:p text:style-name="Standard"/>
      <text:p text:style-name="Standard">Jest to implementacja mechanizmu współdzielonych obiektów opartego o bazę Cassandra. </text:p>
      <text:p text:style-name="Standard">Jedna z tabel (ObjectEntries) odpowiada za przechowywanie serializowanych do formatu JSON obiektów współdzielonych. </text:p>
      <text:p text:style-name="Standard"><text:soft-page-break/>Druga z tabel (LogEntries) odpowiada za komunikację między węzłami, które ustalają kolejność dostępu do obiektów. </text:p>
      <text:p text:style-name="Standard">Serializacja dostępu opiera się o algorytm wzorowany na koncepcjach Lamporta/Richarda-Agrawali. Węzeł zapisuje w bazie danych wiersz typu REQUEST i oczekuje na potwierdzenia AGREE od innych węzłów. Identyfikator węzła (losowe UUID) oraz wartość zegara (zapisana w każdym wierszu logu) są brane pod uwagę w określaniu pierwszeństwa. </text:p>
      <text:p text:style-name="Standard">Każdy wpis logu zawiera identyfikator wpisu nadrzędnego (relacja między requestem a potwierdzeniem) co porządkuje komunikację. </text:p>
      <text:p text:style-name="Standard">Implementacja zakłada stałą liczbę węzłów utrzymującą komunikację - traktujemy ten system jako middleware. </text:p>
      <text:p text:style-name="Standard"/>
      <text:p text:style-name="Standard">W katalogu ./cluster znajduje się cassandra i parę skryptów ułatwiających postawienie lokalnie paru węzłów: </text:p>
      <text:p text:style-name="Standard"/>
      <text:p text:style-name="Standard">./createNodeDirs.sh 3 </text:p>
      <text:p text:style-name="Standard">./startNodes.sh 3 </text:p>
      <text:p text:style-name="Standard">./apache-cassandra/bin/cqlsh -f data.cassandra </text:p>
      <text:p text:style-name="Standard"/>
      <text:p text:style-name="Standard"/>
      <text:p text:style-name="Standard">W ten sposób ze wzorcowego katalogu z cassandrą zostaną utworzone trzy podkatalogi gdzie dowiązane będą binarki oraz utworzone niezależne konfiguracje. </text:p>
      <text:p text:style-name="Standard">Każdy węzeł ma osobny adres na interfejsie loopback (127.0.0.1, 127.0.0.2 ...) - w powyższym przypadku 3 węzły. </text:p>
      <text:p text:style-name="Standard">Plik data.cassandra zawiera schemat bazy danych. </text:p>
      <text:p text:style-name="Standard"/>
      <text:p text:style-name="Standard">Po odpaleniu bazy danych odpalamy: </text:p>
      <text:p text:style-name="Standard"/>
      <text:p text:style-name="Standard">mvn clean test </text:p>
      <text:p text:style-name="Standard"><text:s/></text:p>
      <text:p text:style-name="Standard"/>
      <text:p text:style-name="Standard">Powinny wykonać się testy (może wystąpić nieistotny wyjątek). </text:p>
      <text:p text:style-name="Standard"/>
      <text:p text:style-name="Standard"/>
      <text:p text:style-name="Standard">mvn compile exec:java -Dexec.mainClass="pl.poznan.put.cs.dsg.srds.cassandra.Main" </text:p>
      <text:p text:style-name="Standard"/>
      <text:p text:style-name="Standard">Polecenie uruchamia klasę "Main" która woła przykładowy "TrainManager", który kilkukrotnie wykonuje różne zmiany na obiekcie "Train". </text:p>
      <text:p text:style-name="Standard"/>
      <text:p text:style-name="Standard">Podstawową klasą jest SharedObject - klasa, która umie się serializować do JSON'a. Rozszerzając ją tworzymy własne typy współdzielonych obiektów. </text:p>
      <text:p text:style-name="Standard">Obiektami zarządza ObjectManager (BasicObjectManager), który korzysta z CriticalSectionManager (LamportLikeMutualExclusion) do wdrożenia logiki algorytmu. </text:p>
      <text:p text:style-name="Standard">Ta ostatnia klasa zawiera osobny wątek do akceptowania żądań sąsiadów, który działa na zasadzie okresowego odpytywania i to właśnie ten wątek podczas mvn test potrafi nakrzyczeć, że mu się urwał dostęp do bazy. </text:p>
      <text:p text:style-name="Standard">Ogólnie pakiet hecuba zawiera implementację mechanizmu a pakiet railroad przykładowe użyci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 </meta:initial-creator>
    <meta:creation-date>2015-06-11T11:47:13</meta:creation-date>
    <dc:date>2015-06-16T08:55:23</dc:date>
    <dc:creator>Filip </dc:creator>
    <meta:editing-duration>PT11M59S</meta:editing-duration>
    <meta:editing-cycles>3</meta:editing-cycles>
    <meta:generator>LibreOffice/3.5$Linux_X86_64 LibreOffice_project/350m1$Build-2</meta:generator>
    <meta:document-statistic meta:table-count="2" meta:image-count="0" meta:object-count="0" meta:page-count="2" meta:paragraph-count="63" meta:word-count="489" meta:character-count="3831" meta:non-whitespace-character-count="3370"/>
  </office:meta>
</office:document-meta>
</file>